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50c0b"/>
    </style:style>
    <style:style style:name="P2" style:family="paragraph" style:parent-style-name="Standard">
      <style:text-properties officeooo:paragraph-rsid="0015f2cb"/>
    </style:style>
    <style:style style:name="P3" style:family="paragraph" style:parent-style-name="Standard">
      <style:text-properties officeooo:paragraph-rsid="0016d3ad"/>
    </style:style>
    <style:style style:name="P4" style:family="paragraph" style:parent-style-name="Standard">
      <style:text-properties officeooo:paragraph-rsid="0018ec66"/>
    </style:style>
    <style:style style:name="P5" style:family="paragraph" style:parent-style-name="Standard">
      <style:text-properties officeooo:paragraph-rsid="001b7b69"/>
    </style:style>
    <style:style style:name="P6" style:family="paragraph" style:parent-style-name="Standard">
      <style:text-properties officeooo:paragraph-rsid="001c9387"/>
    </style:style>
    <style:style style:name="P7" style:family="paragraph" style:parent-style-name="Standard">
      <style:text-properties officeooo:paragraph-rsid="001e8499"/>
    </style:style>
    <style:style style:name="P8" style:family="paragraph" style:parent-style-name="Standard">
      <style:text-properties officeooo:paragraph-rsid="00205aff"/>
    </style:style>
    <style:style style:name="P9" style:family="paragraph" style:parent-style-name="Standard">
      <style:text-properties officeooo:paragraph-rsid="0024d35c"/>
    </style:style>
    <style:style style:name="T1" style:family="text">
      <style:text-properties officeooo:rsid="00150c0b"/>
    </style:style>
    <style:style style:name="T2" style:family="text">
      <style:text-properties style:text-underline-style="solid" style:text-underline-width="auto" style:text-underline-color="font-color" officeooo:rsid="001e8499"/>
    </style:style>
    <style:style style:name="T3" style:family="text">
      <style:text-properties style:text-underline-style="none"/>
    </style:style>
    <style:style style:name="T4" style:family="text">
      <style:text-properties style:text-underline-style="none" officeooo:rsid="00150c0b"/>
    </style:style>
    <style:style style:name="T5" style:family="text">
      <style:text-properties style:text-underline-style="none" officeooo:rsid="0021cf76"/>
    </style:style>
    <style:style style:name="T6" style:family="text">
      <style:text-properties officeooo:rsid="0015f2cb"/>
    </style:style>
    <style:style style:name="T7" style:family="text">
      <style:text-properties officeooo:rsid="0016d3ad"/>
    </style:style>
    <style:style style:name="T8" style:family="text">
      <style:text-properties officeooo:rsid="0018ec66"/>
    </style:style>
    <style:style style:name="T9" style:family="text">
      <style:text-properties officeooo:rsid="001b7b69"/>
    </style:style>
    <style:style style:name="T10" style:family="text">
      <style:text-properties officeooo:rsid="001c9387"/>
    </style:style>
    <style:style style:name="T11" style:family="text">
      <style:text-properties officeooo:rsid="001e8499"/>
    </style:style>
    <style:style style:name="T12" style:family="text">
      <style:text-properties officeooo:rsid="00205aff"/>
    </style:style>
    <style:style style:name="T13" style:family="text">
      <style:text-properties officeooo:rsid="0021cf76"/>
    </style:style>
    <style:style style:name="T14" style:family="text">
      <style:text-properties officeooo:rsid="002397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ear Professor Barillot</text:span></text:p>
      <text:p text:style-name="P1"><text:span text:style-name="T1"/></text:p>
      <text:p text:style-name="P9"><text:span text:style-name="T1">We are grateful for many useful comments of your two reviewers which we agree would be the basis of a much improved presentation of our work </text:span><text:span text:style-name="T12">in the spirit of reviewer 2's assessment</text:span><text:span text:style-name="T1">.</text:span></text:p>
      <text:p text:style-name="P9"><text:span text:style-name="T1"/></text:p>
      <text:p text:style-name="P9"><text:span text:style-name="T1">However we feel that some elements of reviewer 1's comments are materially unfair and have even led you to believe there is a concern about the originality of the method that </text:span><text:span text:style-name="T14">we are presenting</text:span><text:span text:style-name="T1">.</text:span></text:p>
      <text:p text:style-name="P9"><text:span text:style-name="T1"/></text:p>
      <text:p text:style-name="P9"><text:span text:style-name="T1">We would like you to consider whether our submission has had an adequately fair hearing and hopefully agree either to send the paper to a third reviewer, or to allow us to submit a revised manuscript addressing the </text:span><text:span text:style-name="T13">points raised.</text:span></text:p>
      <text:p text:style-name="P1"><text:span text:style-name="T1"/></text:p>
      <text:p text:style-name="P1"><text:span text:style-name="T5">PICKY: </text:span><text:span text:style-name="T3">Metric</text:span><text:span text:style-name="T4"> is usually used in tractography to mean a method for measuring something rather than a </text:span><text:span text:style-name="T1">mathematical construct obeying certain axioms.</text:span></text:p>
      <text:p text:style-name="P1"><text:span text:style-name="T1"/></text:p>
      <text:p text:style-name="P1"><text:span text:style-name="T13">UNFAIR: </text:span><text:span text:style-name="T1">The reviewer says that the presentation of the QB algorithm is incomplete because it does not have adequate checks on its </text:span><text:span text:style-name="T6">stability, </text:span><text:span text:style-name="T1">robustness and validity. S/he appears to say that previously published tractography clustering methods are exempted from providing such checks as they are based on pre-existing clustering algorithms. This somehow guarantees the </text:span><text:span text:style-name="T6">stability etc. of these methods. We would counter this by saying that application of any clustering technique in a novel domain should be supported by evidence of stability, robustness and validity. While the evidence we have included in support can be supplemented along the lines suggested by the reviewers it is a weakness of previously published work that these checks are often absent. </text:span><text:span text:style-name="T13">It is a strength of our work that we have undertaken this kind of testing.</text:span></text:p>
      <text:p text:style-name="P1"><text:span text:style-name="T6"/></text:p>
      <text:p text:style-name="P2"><text:span text:style-name="T13">UNFAIR: </text:span><text:span text:style-name="T6">Numbers of clusters – we recognise the limitation of this as an indicator of robustness </text:span><text:span text:style-name="T13">and indeed go on to introduce another measure of robustness </text:span><text:span text:style-name="T6">– </text:span><text:span text:style-name="T13">moreover </text:span><text:span text:style-name="T6">the reviewer seems to have missed the point that the large numbers of clusters differs widely between tractographies but is relatively robust against random reordering.</text:span></text:p>
      <text:p text:style-name="P2"><text:span text:style-name="T6"/></text:p>
      <text:p text:style-name="P2"><text:span text:style-name="T13">FOR DISCUSSION: </text:span><text:span text:style-name="T6">Both QB and BA are based on MDF. </text:span><text:span text:style-name="T7">(Circularity?)</text:span></text:p>
      <text:p text:style-name="P2"><text:span text:style-name="T7"/></text:p>
      <text:p text:style-name="P3"><text:span text:style-name="T13">FOR DISCUSSION: </text:span><text:span text:style-name="T7">50% BA – more analysis (very much better than random) and explanation (quality and variability in datasets) – anatomical coherence not the issue but agreement between different clusterings of the datasets.</text:span></text:p>
      <text:p text:style-name="P3"><text:span text:style-name="T7"/></text:p>
      <text:p text:style-name="P3"><text:span text:style-name="T13">INVALID: </text:span><text:span text:style-name="T7">MDF:</text:span><text:span text:style-name="T13"> </text:span><text:span text:style-name="T7"><text:s/>Our goal is the simplification of the tractography not the identification of anatomical clusters; as a result we very much want to put together tracks with very similar shapes. The question of whether other metrics would produce similar or better results is irrelevant, </text:span><text:span text:style-name="T13">as is the criticism that anatomical bundles are made up of long and short fibres, sometimes diverging.</text:span></text:p>
      <text:p text:style-name="P3"><text:span text:style-name="T6"/></text:p>
      <text:p text:style-name="P4"><text:span text:style-name="T13">FOR DISCUSSION: </text:span><text:span text:style-name="T8">Why are we working on such large datasets? Wouldn't considerably reduced seeding give equivalent information?</text:span></text:p>
      <text:p text:style-name="P4"><text:span text:style-name="T8"/></text:p>
      <text:p text:style-name="P5"><text:span text:style-name="T13">INVALID: </text:span><text:span text:style-name="T9">In Fig. 7 we are not making claims about the superiority or otherwise of QB+HC vs QB+AP. We are trying to show that preprocessing with QB puts the large tractography within reach of O(N^2) algorithms like HC and AP. This does bring into focus some interesting properties but we are not making claims about it providing a fully automatic clustering.</text:span></text:p>
      <text:p text:style-name="P3"><text:span text:style-name="T6"/></text:p>
      <text:p text:style-name="P6"><text:span text:style-name="T13">INVALID: In the r</text:span><text:span text:style-name="T10">egistration </text:span><text:span text:style-name="T13">example</text:span><text:span text:style-name="T10"> QB virtual tracks are used as landmarks. </text:span><text:span text:style-name="T11">Those landmarks are made from the representative tracks of the biggest clusters in the tractography</text:span><text:span text:style-name="T10">. Similar to TBSS skeleton. Therefore, suggesting that picking random tracks from different </text:span><text:span text:style-name="T11">brains to register tracks </text:span><text:soft-page-break/><text:span text:style-name="T11">together as the reviewer is suggesting is the same as saying that the skeleton in TBSS is not necessary which is of course invalid.</text:span></text:p>
      <text:p text:style-name="P3"><text:span text:style-name="T6"/></text:p>
      <text:p text:style-name="P7"><text:span text:style-name="T13">PICKY: </text:span><text:span text:style-name="T11">Track vs tract: literature uses fiber tracking. Tracks are synonymous with streamlines. Tracts are anatomical structures which we don't claim to identify. (Should we use </text:span><text:span text:style-name="T2">centroids</text:span><text:span text:style-name="T11"> instead of </text:span><text:span text:style-name="T2">virtual tracks</text:span><text:span text:style-name="T11">?)</text:span></text:p>
      <text:p text:style-name="P3"><text:span text:style-name="T6"/></text:p>
      <text:p text:style-name="P7"><text:span text:style-name="T13">INVALID: </text:span><text:span text:style-name="T11">Ref [1] explicitly uses HC as stated in their abstract (quoted).</text:span></text:p>
      <text:p text:style-name="P4"><text:span text:style-name="T8"/></text:p>
      <text:p text:style-name="P8"><text:span text:style-name="T13">INVALID: </text:span><text:span text:style-name="T8">In </text:span><text:span text:style-name="T12">our view the machine learning problem of</text:span><text:span text:style-name="T8"> extract</text:span><text:span text:style-name="T12">ing</text:span><text:span text:style-name="T8"> anatomically meaningful bundles automatically </text:span><text:span text:style-name="T12">is not yet solved</text:span><text:span text:style-name="T8">. </text:span><text:span text:style-name="T12">However we do not claim to have achieved a solution.</text:span><text:span text:style-name="T8"> </text:span><text:span text:style-name="T13">Reviewer 1's</text:span><text:span text:style-name="T12"> c</text:span><text:span text:style-name="T11">oncluding paragraph </text:span><text:span text:style-name="T12">correctly </text:span><text:span text:style-name="T11">says </text:span><text:span text:style-name="T12">we have provided a clustering algorithm of low order complexity which as a result can cluster large tractographies quickly. However the remainder of the paragraph mis</text:span><text:span text:style-name="T13">represents</text:span><text:span text:style-name="T12"> our work. The example illustrated in Fig. 6 is indeed manually assisted but does not claim to be a full anatomical segmentation but illustrates a potential application which is accessible precisely through the data reduction provided by QB. <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an Nimmo-Smith</meta:initial-creator>
    <meta:creation-date>2012-06-08T12:32:27</meta:creation-date>
    <dc:date>2012-06-08T21:03:37</dc:date>
    <dc:creator>Ian Nimmo-Smith</dc:creator>
    <meta:editing-duration>PT07H42M59S</meta:editing-duration>
    <meta:editing-cycles>7</meta:editing-cycles>
    <meta:generator>OpenOffice.org/3.2$Unix OpenOffice.org_project/320m19$Build-9505</meta:generator>
    <meta:document-statistic meta:table-count="0" meta:image-count="0" meta:object-count="0" meta:page-count="2" meta:paragraph-count="16" meta:word-count="709" meta:character-count="4461"/>
  </office:meta>
</office:document-meta>
</file>